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text:p text:style-name="Normal"/>
      <text:p text:style-name="Normal"/>
      <text:p text:style-name="Normal">Would I have the skills to pull that off?</text:p>
      <text:p text:style-name="Normal">You do. Question is: do we do it?</text:p>
      <text:p text:style-name="Normal">We’re afraid we’re trying to do too much in this node, huh? Like, we’re jumping from one emotion to another without respite.</text:p>
      <text:p text:style-name="Normal">That’s okay, you know. That’s how life is, daily. So long as it’s done well, it’s perfectly fine. So... To introduce <text:span text:style-name="T1">you</text:span>.</text:p>
      <text:p text:style-name="Normal">Why am I convincing myself that I can only introduce either you or the giant gorilla?</text:p>
      <text:p text:style-name="Normal">My instincts are telling me it’s gonna be difficult to do both at once. But if we could pull it off, things would flow nicely.</text:p>
      <text:p text:style-name="Normal">In that case, introducing the gorilla becomes the main problem. Let’s explore how we could do that. Or maybe that’s something we could deal with later, when we get to it.</text:p>
      <text:p text:style-name="Normal">Makes sense. Let’s get a move on then.</text:p>
      <text:p text:style-name="Normal"/>
      <text:p text:style-name="Normal"/>
      <text:p text:style-name="Normal">What do we do now?</text:p>
      <text:p text:style-name="Normal">We can either review the node or move on to the next one. Let’s do a tiny bit of the first, then do the second.</text:p>
      <text:p text:style-name="Normal">You know, it’s curious how things never go according to plans. That doesn’t make plans useless though. They’re an excellent compass to follow. And the journey is more organic when it deviates from them. The spontaneity isn’t a bad thing.</text:p>
      <text:p text:style-name="Normal">So we’re back to phase 2 then. It only took a few days to finish the node... Not bad. What do we do next?</text:p>
      <text:p text:style-name="Normal">We still have one character to properly introduce. And at the same time, I feel like the wait’s been dragging on for too long. But I shouldn’t get impatient.</text:p>
      <text:p text:style-name="Normal"/>
      <text:p text:style-name="Normal">Let’s see.</text:p>
      <text:p text:style-name="Normal">Do you want her to talk to you right away?</text:p>
      <text:p text:style-name="Normal">Try to. She tries to. As for how that goes, I leave it to you. But if we choose this path, further planning will have to wait for the outcome of her attempt.</text:p>
      <text:p text:style-name="Normal">What are our other options?</text:p>
      <text:p text:style-name="Normal">We’re closing our mind, why is that? We are refuting the possibility of other options. Laziness? Something like that, probably, something related to that. Let’s force our mind open.</text:p>
      <text:p text:style-name="Normal">And yet, my instincts drive me back to the first option.</text:p>
      <text:p text:style-name="Normal"/>
      <text:p text:style-name="Normal">Let’s not lie to ourselves. I know what you want. You want her to fail this first attempt, don’t you? Then you want to somehow leverage that to introduce the last character. Have that character push her to try again. A second attempt. Also one you doom her to fail.</text:p>
      <text:p text:style-name="Normal">All this to drive her to face herself. And for what? Oh, you know for what.</text:p>
      <text:p text:style-name="Normal">Can you call yourself a god knowing what you’ll do?</text:p>
      <text:p text:style-name="Normal"/>
      <text:p text:style-name="Normal">... Who cares who or what I am? It’s not about me. I don’t matter. I could not exist for all that both they and I care. The ones that matter are them. The only thing that matters is their story.</text:p>
      <text:p text:style-name="Normal">As for you. You want what you want, and I won’t deny it to you. Now go.</text:p>
      <text:p text:style-name="Normal"/>
      <text:p text:style-name="Normal">This one’s tough. I couldn’t think of ways to realise my idea, so here I am. The first thing that came to mind was having her talk to you during lunch break.</text:p>
      <text:p text:style-name="Normal">I see... It’s not that the idea is hard to implement, it’s that it’s hard to... Live. It requires courage, and I’m subconsciously pushing it back to stay within my comfort zone.</text:p>
      <text:p text:style-name="Normal">You bastard, you’re making this interesting. Here I thought she was the only one who needed courage to act, but turns out I need courage to write this too. Why the fuck am I the one who’s scared? I don’t know, but now that i have this, I don’t want it any other way.</text:p>
      <text:p text:style-name="Normal"/>
      <text:p text:style-name="Normal">部活帰り君と笑う</text:p>
      <text:p text:style-name="Normal">前髪は気にせずに</text:p>
      <text:p text:style-name="Normal">君の歩幅に合わせ</text:p>
      <text:p text:style-name="Normal">歩く夕暮れた道</text:p>
      <text:p text:style-name="Normal">「ちょっとコンビニでもよる」</text:p>
      <text:p text:style-name="Normal">「いいよ、アイス食べたいな」</text:p>
      <text:p text:style-name="Normal">「奢ったりしないから」</text:p>
      <text:p text:style-name="Normal">「わかってるって」</text:p>
      <text:p text:style-name="Normal">Why did this come to me all of a sudden. I want to write it now. Thanks, 「ユイカ」。</text:p>
      <text:p text:style-name="Normal"/>
      <text:p text:style-name="Normal"/>
      <text:p text:style-name="Normal">I’m back. After a very long while, it feels like. I feel like i haven’t written properly in... A nameless amount of time. Right now feels right, but I also know right now I don’t have much time. How to write...</text:p>
      <text:p text:style-name="Normal">To write properly, I must have good eyes. I must form the proper connection between my heart and my mind. The perfect connection. And to form it, I must have good eyes that see everything. They see all that cannot be seen, all my heart says and all it fails to say, my eyes must see it all, search for it, and my brain must process all of this and come up with the best way to answer, to do what my heart wants.</text:p>
      <text:p text:style-name="Normal">A fragile, elusive balance.</text:p>
      <text:p text:style-name="Normal">I see. So this is what I want.</text:p>
      <text:p text:style-name="Normal"/>
      <text:p text:style-name="Normal">I need to figure you out. <text:span text:style-name="T1">You</text:span>, I mean. Kindness is your main trait in her eyes, but what kind of person are you? How do you two usually interact?</text:p>
      <text:p text:style-name="Normal">Or maybe I’m the one who was too tired.</text:p>
      <text:p text:style-name="Normal"/>
      <text:p text:style-name="Normal"/>
      <text:p text:style-name="Normal"/>
      <text:p text:style-name="Normal"/>
      <text:p text:style-name="Normal">Where to?</text:p>
      <text:p text:style-name="Normal">I don’t know. At first glance, I... I’m not convinced by this path. But let’s get to the end of it, we’ll see later.</text:p>
      <text:p text:style-name="Normal">Is it unwise to continue without knowing what kind of person <text:span text:style-name="T1">you</text:span> is?</text:p>
      <text:p text:style-name="Normal">It is. Let’s figure you out then.</text:p>
      <text:p text:style-name="Normal"/>
      <text:p text:style-name="Normal"/>
      <text:p text:style-name="Normal">お久しぶり。 Red isn’t the correct version, I advise you correct to blue.</text:p>
      <text:p text:style-name="Normal">Wide open skies... Shall we?</text:p>
      <text:p text:style-name="Normal">Then, let’s talk a little. But, you know what you have to do. Let’s... Be quick about it, or even leave it to others if possible.</text:p>
      <text:p text:style-name="Normal">Or... If you compute at your best, what do you get?</text:p>
      <text:p text:style-name="Normal"/>
      <text:p text:style-name="Normal">Hm. Our currently feeling that this is a slow start is undeniable. How right is that feeling, you think?</text:p>
      <text:p text:style-name="Normal">It’s wrong.</text:p>
      <text:p text:style-name="Normal"/>
      <text:p text:style-name="Normal">Too on the nose. That’s... Strange. It feels too on the nose. Her courage, I mean. Why is that? It feels like it comes from nowhere, it feels too deus ex machina-like. This is very strange. Then, how should it be written? How should courage be written? A why... The reason why we are courageous. How sad, that courage without a reason sounds unlikely. That makes it challenging, but, it’s a good thing t oadd. A why. What’s her why? It’s... hard to put into words. And, now is not the time to put it into words. That will come later. So, let’s... Change it a little. Let’s modify things a little to feel less deus ex machina-like. However, the first lie must stay.</text:p>
      <text:p text:style-name="Normal">It must stay, but as things stand, there’ll be an unwanted misunderstanding. That requires more work than I thought. The last part of the first nodew, it has a way to come back to us.</text:p>
      <text:p text:style-name="Normal"/>
      <text:p text:style-name="Normal"/>
      <text:p text:style-name="Normal"/>
      <text:p text:style-name="Normal">Simpler. I want things to be simpler. More straightforward. I wonder what I’d like more. I think I want to try something new. More straightforward... Simpler...</text:p>
      <text:p text:style-name="Normal">...友達？ Would you forgive this deus ex machina? This strange new character that comes out of nowhere?</text:p>
      <text:p text:style-name="Normal">Hm... Not like this. It feels slightly off. I want things to be slightly different. I don’t want to end on another wait. I want to end the node on a stronger note.</text:p>
      <text:p text:style-name="Normal"/>
      <text:p text:style-name="Normal">How do I want things to end then, I wonder?</text:p>
      <text:p text:style-name="Normal">By having her find a little courage. Make things different from the previous versions.</text:p>
      <text:p text:style-name="Normal">This is better, but is this it?</text:p>
      <text:p text:style-name="Normal">Oh, you mean refinements? That will come later.</text:p>
      <text:p text:style-name="Normal"/>
      <text:p text:style-name="Normal"/>
      <text:p text:style-name="Normal">You know, perhaps more than refinements. This opening still feels... Not strong. Perhaps solid, but not strong. Or at least, not as strong as I want it to be. This feels like the right direction, it’s close, but it’s not quite it. Or, perhaps I’m just lacking perspective.</text:p>
      <text:p text:style-name="Normal">No, let’s be exact, let’s say exactly what our heart means to say: when the opening ends, I want to feel like I was hit by a bombshell, I want to feel that this is special. So, while this is close, it’s not close enough. It doesn’t have the “it” factor, not ye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